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Abstand</text:p>
          </table:table-cell>
          <table:table-cell table:style-name="ce1" office:value-type="string">
            <text:p>Energie pro Channel</text:p>
          </table:table-cell>
          <table:table-cell table:style-name="ce1"/>
          <table:table-cell table:number-columns-repeated="6"/>
          <table:table-cell office:value-type="string">
            <text:p>Abstand</text:p>
          </table:table-cell>
          <table:table-cell table:style-name="ce1" office:value-type="string">
            <text:p>Energie pro Channe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29">
            <text:p>0.029</text:p>
          </table:table-cell>
          <table:table-cell table:style-name="ce1" table:formula="of:=4000/[.D5]" office:value-type="float" office:value="2.72108843537415">
            <text:p>2.72E+000</text:p>
          </table:table-cell>
          <table:table-cell table:style-name="ce1"/>
          <table:table-cell table:number-columns-repeated="6"/>
          <table:table-cell office:value-type="float" office:value="0.031">
            <text:p>0.031</text:p>
          </table:table-cell>
          <table:table-cell table:style-name="ce1" table:formula="of:=4000/[.M5]" office:value-type="float" office:value="3.03490136570561">
            <text:p>3.03E+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ruck</text:p>
          </table:table-cell>
          <table:table-cell office:value-type="string">
            <text:p>Channel</text:p>
          </table:table-cell>
          <table:table-cell office:value-type="string">
            <text:p>count</text:p>
          </table:table-cell>
          <table:table-cell table:style-name="ce1" office:value-type="string">
            <text:p>Energie</text:p>
          </table:table-cell>
          <table:table-cell table:style-name="ce1" office:value-type="string">
            <text:p>Effektive Strecke</text:p>
          </table:table-cell>
          <table:table-cell office:value-type="string">
            <text:p>Zählrate</text:p>
          </table:table-cell>
          <table:table-cell table:number-columns-repeated="3"/>
          <table:table-cell office:value-type="string">
            <text:p>Druck</text:p>
          </table:table-cell>
          <table:table-cell office:value-type="string">
            <text:p>Channel</text:p>
          </table:table-cell>
          <table:table-cell office:value-type="string">
            <text:p>count</text:p>
          </table:table-cell>
          <table:table-cell table:style-name="ce1" office:value-type="string">
            <text:p>Energie</text:p>
          </table:table-cell>
          <table:table-cell table:style-name="ce1" office:value-type="string">
            <text:p>Effektive Strecke</text:p>
          </table:table-cell>
          <table:table-cell office:value-type="string">
            <text:p>Zählrate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68552">
            <text:p>68552</text:p>
          </table:table-cell>
          <table:table-cell table:formula="of:=[.$F$3]*[.D5]" office:value-type="float" office:value="4000">
            <text:p>4000</text:p>
          </table:table-cell>
          <table:table-cell table:style-name="ce2" table:formula="of:=[.$E$3]*[.C5]/1013*100" office:value-type="float" office:value="0">
            <text:p>0.00</text:p>
          </table:table-cell>
          <table:table-cell table:style-name="ce2" table:formula="of:=[.E5]/120" office:value-type="float" office:value="571.266666666667">
            <text:p>571.2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318">
            <text:p>1318</text:p>
          </table:table-cell>
          <table:table-cell office:value-type="float" office:value="59249">
            <text:p>59249</text:p>
          </table:table-cell>
          <table:table-cell table:formula="of:=[.$O$3]*[.M5]" office:value-type="float" office:value="4000">
            <text:p>4000</text:p>
          </table:table-cell>
          <table:table-cell table:style-name="ce2" table:formula="of:=[.$N$3]*[.L5]/1013*100" office:value-type="float" office:value="0">
            <text:p>0.00</text:p>
          </table:table-cell>
          <table:table-cell table:style-name="ce2" table:formula="of:=[.N5]/120" office:value-type="float" office:value="493.741666666667">
            <text:p>493.74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55">
            <text:p>1355</text:p>
          </table:table-cell>
          <table:table-cell office:value-type="float" office:value="68560">
            <text:p>68560</text:p>
          </table:table-cell>
          <table:table-cell table:style-name="ce2" table:formula="of:=[.$F$3]*[.D6]" office:value-type="float" office:value="3687.07482993197">
            <text:p>3687.07</text:p>
          </table:table-cell>
          <table:table-cell table:style-name="ce2" table:formula="of:=[.$E$3]*[.C6]/1013*100" office:value-type="float" office:value="0.286278381046397">
            <text:p>0.29</text:p>
          </table:table-cell>
          <table:table-cell table:style-name="ce2" table:formula="of:=[.E6]/120" office:value-type="float" office:value="571.333333333333">
            <text:p>571.33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1336">
            <text:p>1336</text:p>
          </table:table-cell>
          <table:table-cell office:value-type="float" office:value="58709">
            <text:p>58709</text:p>
          </table:table-cell>
          <table:table-cell table:style-name="ce2" table:formula="of:=[.$O$3]*[.M6]" office:value-type="float" office:value="4054.6282245827">
            <text:p>4054.63</text:p>
          </table:table-cell>
          <table:table-cell table:style-name="ce2" table:formula="of:=[.$N$3]*[.L6]/1013*100" office:value-type="float" office:value="0.306021717670286">
            <text:p>0.31</text:p>
          </table:table-cell>
          <table:table-cell table:style-name="ce2" table:formula="of:=[.N6]/120" office:value-type="float" office:value="489.241666666667">
            <text:p>489.24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364">
            <text:p>1364</text:p>
          </table:table-cell>
          <table:table-cell office:value-type="float" office:value="68018">
            <text:p>68018</text:p>
          </table:table-cell>
          <table:table-cell table:style-name="ce2" table:formula="of:=[.$F$3]*[.D7]" office:value-type="float" office:value="3711.56462585034">
            <text:p>3711.56</text:p>
          </table:table-cell>
          <table:table-cell table:style-name="ce2" table:formula="of:=[.$E$3]*[.C7]/1013*100" office:value-type="float" office:value="0.572556762092794">
            <text:p>0.57</text:p>
          </table:table-cell>
          <table:table-cell table:style-name="ce2" table:formula="of:=[.E7]/120" office:value-type="float" office:value="566.816666666667">
            <text:p>566.82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1295">
            <text:p>1295</text:p>
          </table:table-cell>
          <table:table-cell office:value-type="float" office:value="58689">
            <text:p>58689</text:p>
          </table:table-cell>
          <table:table-cell table:style-name="ce2" table:formula="of:=[.$O$3]*[.M7]" office:value-type="float" office:value="3930.19726858877">
            <text:p>3930.20</text:p>
          </table:table-cell>
          <table:table-cell table:style-name="ce2" table:formula="of:=[.$N$3]*[.L7]/1013*100" office:value-type="float" office:value="0.612043435340573">
            <text:p>0.61</text:p>
          </table:table-cell>
          <table:table-cell table:style-name="ce2" table:formula="of:=[.N7]/120" office:value-type="float" office:value="489.075">
            <text:p>489.08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227">
            <text:p>1227</text:p>
          </table:table-cell>
          <table:table-cell office:value-type="float" office:value="67923">
            <text:p>67923</text:p>
          </table:table-cell>
          <table:table-cell table:style-name="ce2" table:formula="of:=[.$F$3]*[.D8]" office:value-type="float" office:value="3338.77551020408">
            <text:p>3338.78</text:p>
          </table:table-cell>
          <table:table-cell table:style-name="ce2" table:formula="of:=[.$E$3]*[.C8]/1013*100" office:value-type="float" office:value="0.858835143139191">
            <text:p>0.86</text:p>
          </table:table-cell>
          <table:table-cell table:style-name="ce2" table:formula="of:=[.E8]/120" office:value-type="float" office:value="566.025">
            <text:p>566.03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1163">
            <text:p>1163</text:p>
          </table:table-cell>
          <table:table-cell office:value-type="float" office:value="57756">
            <text:p>57756</text:p>
          </table:table-cell>
          <table:table-cell table:style-name="ce2" table:formula="of:=[.$O$3]*[.M8]" office:value-type="float" office:value="3529.59028831563">
            <text:p>3529.59</text:p>
          </table:table-cell>
          <table:table-cell table:style-name="ce2" table:formula="of:=[.$N$3]*[.L8]/1013*100" office:value-type="float" office:value="0.918065153010859">
            <text:p>0.92</text:p>
          </table:table-cell>
          <table:table-cell table:style-name="ce2" table:formula="of:=[.N8]/120" office:value-type="float" office:value="481.3">
            <text:p>481.30</text:p>
          </table:table-cell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1223">
            <text:p>1223</text:p>
          </table:table-cell>
          <table:table-cell office:value-type="float" office:value="67088">
            <text:p>67088</text:p>
          </table:table-cell>
          <table:table-cell table:style-name="ce2" table:formula="of:=[.$F$3]*[.D9]" office:value-type="float" office:value="3327.89115646259">
            <text:p>3327.89</text:p>
          </table:table-cell>
          <table:table-cell table:style-name="ce2" table:formula="of:=[.$E$3]*[.C9]/1013*100" office:value-type="float" office:value="1.14511352418559">
            <text:p>1.15</text:p>
          </table:table-cell>
          <table:table-cell table:style-name="ce2" table:formula="of:=[.E9]/120" office:value-type="float" office:value="559.066666666667">
            <text:p>559.07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1023">
            <text:p>1023</text:p>
          </table:table-cell>
          <table:table-cell office:value-type="float" office:value="57005">
            <text:p>57005</text:p>
          </table:table-cell>
          <table:table-cell table:style-name="ce2" table:formula="of:=[.$O$3]*[.M9]" office:value-type="float" office:value="3104.70409711684">
            <text:p>3104.70</text:p>
          </table:table-cell>
          <table:table-cell table:style-name="ce2" table:formula="of:=[.$N$3]*[.L9]/1013*100" office:value-type="float" office:value="1.22408687068115">
            <text:p>1.22</text:p>
          </table:table-cell>
          <table:table-cell table:style-name="ce2" table:formula="of:=[.N9]/120" office:value-type="float" office:value="475.041666666667">
            <text:p>475.04</text:p>
          </table:table-cell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1120">
            <text:p>1120</text:p>
          </table:table-cell>
          <table:table-cell office:value-type="float" office:value="65628">
            <text:p>65628</text:p>
          </table:table-cell>
          <table:table-cell table:style-name="ce2" table:formula="of:=[.$F$3]*[.D10]" office:value-type="float" office:value="3047.61904761905">
            <text:p>3047.62</text:p>
          </table:table-cell>
          <table:table-cell table:style-name="ce2" table:formula="of:=[.$E$3]*[.C10]/1013*100" office:value-type="float" office:value="1.28825271470879">
            <text:p>1.29</text:p>
          </table:table-cell>
          <table:table-cell table:style-name="ce2" table:formula="of:=[.E10]/120" office:value-type="float" office:value="546.9">
            <text:p>546.90</text:p>
          </table:table-cell>
          <table:table-cell table:number-columns-repeated="3"/>
          <table:table-cell office:value-type="float" office:value="450">
            <text:p>450</text:p>
          </table:table-cell>
          <table:table-cell office:value-type="float" office:value="1023">
            <text:p>1023</text:p>
          </table:table-cell>
          <table:table-cell office:value-type="float" office:value="56446">
            <text:p>56446</text:p>
          </table:table-cell>
          <table:table-cell table:style-name="ce2" table:formula="of:=[.$O$3]*[.M10]" office:value-type="float" office:value="3104.70409711684">
            <text:p>3104.70</text:p>
          </table:table-cell>
          <table:table-cell table:style-name="ce2" table:formula="of:=[.$N$3]*[.L10]/1013*100" office:value-type="float" office:value="1.37709772951629">
            <text:p>1.38</text:p>
          </table:table-cell>
          <table:table-cell table:style-name="ce2" table:formula="of:=[.N10]/120" office:value-type="float" office:value="470.383333333333">
            <text:p>470.38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1023">
            <text:p>1023</text:p>
          </table:table-cell>
          <table:table-cell office:value-type="float" office:value="65997">
            <text:p>65997</text:p>
          </table:table-cell>
          <table:table-cell table:style-name="ce2" table:formula="of:=[.$F$3]*[.D11]" office:value-type="float" office:value="2783.67346938776">
            <text:p>2783.67</text:p>
          </table:table-cell>
          <table:table-cell table:style-name="ce2" table:formula="of:=[.$E$3]*[.C11]/1013*100" office:value-type="float" office:value="1.43139190523198">
            <text:p>1.43</text:p>
          </table:table-cell>
          <table:table-cell table:style-name="ce2" table:formula="of:=[.E11]/120" office:value-type="float" office:value="549.975">
            <text:p>549.9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023">
            <text:p>1023</text:p>
          </table:table-cell>
          <table:table-cell office:value-type="float" office:value="55894">
            <text:p>55894</text:p>
          </table:table-cell>
          <table:table-cell table:style-name="ce2" table:formula="of:=[.$O$3]*[.M11]" office:value-type="float" office:value="3104.70409711684">
            <text:p>3104.70</text:p>
          </table:table-cell>
          <table:table-cell table:style-name="ce2" table:formula="of:=[.$N$3]*[.L11]/1013*100" office:value-type="float" office:value="1.53010858835143">
            <text:p>1.53</text:p>
          </table:table-cell>
          <table:table-cell table:style-name="ce2" table:formula="of:=[.N11]/120" office:value-type="float" office:value="465.783333333333">
            <text:p>465.78</text:p>
          </table:table-cell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office:value-type="float" office:value="996">
            <text:p>996</text:p>
          </table:table-cell>
          <table:table-cell office:value-type="float" office:value="64970">
            <text:p>64970</text:p>
          </table:table-cell>
          <table:table-cell table:style-name="ce2" table:formula="of:=[.$F$3]*[.D12]" office:value-type="float" office:value="2710.20408163265">
            <text:p>2710.20</text:p>
          </table:table-cell>
          <table:table-cell table:style-name="ce2" table:formula="of:=[.$E$3]*[.C12]/1013*100" office:value-type="float" office:value="1.57453109575518">
            <text:p>1.57</text:p>
          </table:table-cell>
          <table:table-cell table:style-name="ce2" table:formula="of:=[.E12]/120" office:value-type="float" office:value="541.416666666667">
            <text:p>541.42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896">
            <text:p>896</text:p>
          </table:table-cell>
          <table:table-cell office:value-type="float" office:value="54468">
            <text:p>54468</text:p>
          </table:table-cell>
          <table:table-cell table:style-name="ce2" table:formula="of:=[.$O$3]*[.M12]" office:value-type="float" office:value="2719.27162367223">
            <text:p>2719.27</text:p>
          </table:table-cell>
          <table:table-cell table:style-name="ce2" table:formula="of:=[.$N$3]*[.L12]/1013*100" office:value-type="float" office:value="1.68311944718657">
            <text:p>1.68</text:p>
          </table:table-cell>
          <table:table-cell table:style-name="ce2" table:formula="of:=[.N12]/120" office:value-type="float" office:value="453.9">
            <text:p>453.90</text:p>
          </table:table-cell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1023">
            <text:p>1023</text:p>
          </table:table-cell>
          <table:table-cell office:value-type="float" office:value="64257">
            <text:p>64257</text:p>
          </table:table-cell>
          <table:table-cell table:style-name="ce2" table:formula="of:=[.$F$3]*[.D13]" office:value-type="float" office:value="2783.67346938776">
            <text:p>2783.67</text:p>
          </table:table-cell>
          <table:table-cell table:style-name="ce2" table:formula="of:=[.$E$3]*[.C13]/1013*100" office:value-type="float" office:value="1.71767028627838">
            <text:p>1.72</text:p>
          </table:table-cell>
          <table:table-cell table:style-name="ce2" table:formula="of:=[.E13]/120" office:value-type="float" office:value="535.475">
            <text:p>535.48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828">
            <text:p>828</text:p>
          </table:table-cell>
          <table:table-cell office:value-type="float" office:value="52393">
            <text:p>52393</text:p>
          </table:table-cell>
          <table:table-cell table:style-name="ce2" table:formula="of:=[.$O$3]*[.M13]" office:value-type="float" office:value="2512.89833080425">
            <text:p>2512.90</text:p>
          </table:table-cell>
          <table:table-cell table:style-name="ce2" table:formula="of:=[.$N$3]*[.L13]/1013*100" office:value-type="float" office:value="1.83613030602172">
            <text:p>1.84</text:p>
          </table:table-cell>
          <table:table-cell table:style-name="ce2" table:formula="of:=[.N13]/120" office:value-type="float" office:value="436.608333333333">
            <text:p>436.61</text:p>
          </table:table-cell>
        </table:table-row>
        <table:table-row table:style-name="ro1">
          <table:table-cell table:number-columns-repeated="2"/>
          <table:table-cell office:value-type="float" office:value="650">
            <text:p>650</text:p>
          </table:table-cell>
          <table:table-cell office:value-type="float" office:value="824">
            <text:p>824</text:p>
          </table:table-cell>
          <table:table-cell office:value-type="float" office:value="64252">
            <text:p>64252</text:p>
          </table:table-cell>
          <table:table-cell table:style-name="ce2" table:formula="of:=[.$F$3]*[.D14]" office:value-type="float" office:value="2242.1768707483">
            <text:p>2242.18</text:p>
          </table:table-cell>
          <table:table-cell table:style-name="ce2" table:formula="of:=[.$E$3]*[.C14]/1013*100" office:value-type="float" office:value="1.86080947680158">
            <text:p>1.86</text:p>
          </table:table-cell>
          <table:table-cell table:style-name="ce2" table:formula="of:=[.E14]/120" office:value-type="float" office:value="535.433333333333">
            <text:p>535.43</text:p>
          </table:table-cell>
          <table:table-cell table:number-columns-repeated="3"/>
          <table:table-cell office:value-type="float" office:value="650">
            <text:p>650</text:p>
          </table:table-cell>
          <table:table-cell office:value-type="float" office:value="802">
            <text:p>802</text:p>
          </table:table-cell>
          <table:table-cell office:value-type="float" office:value="47745">
            <text:p>47745</text:p>
          </table:table-cell>
          <table:table-cell table:style-name="ce2" table:formula="of:=[.$O$3]*[.M14]" office:value-type="float" office:value="2433.9908952959">
            <text:p>2433.99</text:p>
          </table:table-cell>
          <table:table-cell table:style-name="ce2" table:formula="of:=[.$N$3]*[.L14]/1013*100" office:value-type="float" office:value="1.98914116485686">
            <text:p>1.99</text:p>
          </table:table-cell>
          <table:table-cell table:style-name="ce2" table:formula="of:=[.N14]/120" office:value-type="float" office:value="397.875">
            <text:p>397.88</text:p>
          </table:table-cell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office:value-type="float" office:value="756">
            <text:p>756</text:p>
          </table:table-cell>
          <table:table-cell office:value-type="float" office:value="57766">
            <text:p>57766</text:p>
          </table:table-cell>
          <table:table-cell table:style-name="ce2" table:formula="of:=[.$F$3]*[.D15]" office:value-type="float" office:value="2057.14285714286">
            <text:p>2057.14</text:p>
          </table:table-cell>
          <table:table-cell table:style-name="ce2" table:formula="of:=[.$E$3]*[.C15]/1013*100" office:value-type="float" office:value="2.00394866732478">
            <text:p>2.00</text:p>
          </table:table-cell>
          <table:table-cell table:style-name="ce2" table:formula="of:=[.E15]/120" office:value-type="float" office:value="481.383333333333">
            <text:p>481.38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660">
            <text:p>660</text:p>
          </table:table-cell>
          <table:table-cell office:value-type="float" office:value="37753">
            <text:p>37753</text:p>
          </table:table-cell>
          <table:table-cell table:style-name="ce2" table:formula="of:=[.$O$3]*[.M15]" office:value-type="float" office:value="2003.03490136571">
            <text:p>2003.03</text:p>
          </table:table-cell>
          <table:table-cell table:style-name="ce2" table:formula="of:=[.$N$3]*[.L15]/1013*100" office:value-type="float" office:value="2.142152023692">
            <text:p>2.14</text:p>
          </table:table-cell>
          <table:table-cell table:style-name="ce2" table:formula="of:=[.N15]/120" office:value-type="float" office:value="314.608333333333">
            <text:p>314.61</text:p>
          </table:table-cell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684">
            <text:p>684</text:p>
          </table:table-cell>
          <table:table-cell office:value-type="float" office:value="48051">
            <text:p>48051</text:p>
          </table:table-cell>
          <table:table-cell table:style-name="ce2" table:formula="of:=[.$F$3]*[.D16]" office:value-type="float" office:value="1861.22448979592">
            <text:p>1861.22</text:p>
          </table:table-cell>
          <table:table-cell table:style-name="ce2" table:formula="of:=[.$E$3]*[.C16]/1013*100" office:value-type="float" office:value="2.14708785784798">
            <text:p>2.15</text:p>
          </table:table-cell>
          <table:table-cell table:style-name="ce2" table:formula="of:=[.E16]/120" office:value-type="float" office:value="400.425">
            <text:p>400.43</text:p>
          </table:table-cell>
          <table:table-cell table:number-columns-repeated="3"/>
          <table:table-cell office:value-type="float" office:value="750">
            <text:p>750</text:p>
          </table:table-cell>
          <table:table-cell office:value-type="float" office:value="583">
            <text:p>583</text:p>
          </table:table-cell>
          <table:table-cell office:value-type="float" office:value="18326">
            <text:p>18326</text:p>
          </table:table-cell>
          <table:table-cell table:style-name="ce2" table:formula="of:=[.$O$3]*[.M16]" office:value-type="float" office:value="1769.34749620637">
            <text:p>1769.35</text:p>
          </table:table-cell>
          <table:table-cell table:style-name="ce2" table:formula="of:=[.$N$3]*[.L16]/1013*100" office:value-type="float" office:value="2.29516288252715">
            <text:p>2.30</text:p>
          </table:table-cell>
          <table:table-cell table:style-name="ce2" table:formula="of:=[.N16]/120" office:value-type="float" office:value="152.716666666667">
            <text:p>152.72</text:p>
          </table:table-cell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 office:value-type="float" office:value="30901">
            <text:p>30901</text:p>
          </table:table-cell>
          <table:table-cell table:style-name="ce2" table:formula="of:=[.$F$3]*[.D17]" office:value-type="float" office:value="1632.65306122449">
            <text:p>1632.65</text:p>
          </table:table-cell>
          <table:table-cell table:style-name="ce2" table:formula="of:=[.$E$3]*[.C17]/1013*100" office:value-type="float" office:value="2.29022704837117">
            <text:p>2.29</text:p>
          </table:table-cell>
          <table:table-cell table:style-name="ce2" table:formula="of:=[.E17]/120" office:value-type="float" office:value="257.508333333333">
            <text:p>257.51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583">
            <text:p>583</text:p>
          </table:table-cell>
          <table:table-cell office:value-type="float" office:value="4704">
            <text:p>4704</text:p>
          </table:table-cell>
          <table:table-cell table:style-name="ce2" table:formula="of:=[.$O$3]*[.M17]" office:value-type="float" office:value="1769.34749620637">
            <text:p>1769.35</text:p>
          </table:table-cell>
          <table:table-cell table:style-name="ce2" table:formula="of:=[.$N$3]*[.L17]/1013*100" office:value-type="float" office:value="2.44817374136229">
            <text:p>2.45</text:p>
          </table:table-cell>
          <table:table-cell table:style-name="ce2" table:formula="of:=[.N17]/120" office:value-type="float" office:value="39.2">
            <text:p>39.20</text:p>
          </table:table-cell>
        </table:table-row>
        <table:table-row table:style-name="ro1">
          <table:table-cell table:number-columns-repeated="2"/>
          <table:table-cell office:value-type="float" office:value="850">
            <text:p>850</text:p>
          </table:table-cell>
          <table:table-cell office:value-type="float" office:value="582">
            <text:p>582</text:p>
          </table:table-cell>
          <table:table-cell office:value-type="float" office:value="9003">
            <text:p>9003</text:p>
          </table:table-cell>
          <table:table-cell table:style-name="ce2" table:formula="of:=[.$F$3]*[.D18]" office:value-type="float" office:value="1583.67346938776">
            <text:p>1583.67</text:p>
          </table:table-cell>
          <table:table-cell table:style-name="ce2" table:formula="of:=[.$E$3]*[.C18]/1013*100" office:value-type="float" office:value="2.43336623889437">
            <text:p>2.43</text:p>
          </table:table-cell>
          <table:table-cell table:style-name="ce2" table:formula="of:=[.E18]/120" office:value-type="float" office:value="75.025">
            <text:p>75.03</text:p>
          </table:table-cell>
          <table:table-cell table:number-columns-repeated="3"/>
          <table:table-cell office:value-type="float" office:value="850">
            <text:p>850</text:p>
          </table:table-cell>
          <table:table-cell office:value-type="float" office:value="621">
            <text:p>621</text:p>
          </table:table-cell>
          <table:table-cell office:value-type="float" office:value="152">
            <text:p>152</text:p>
          </table:table-cell>
          <table:table-cell table:style-name="ce2" table:formula="of:=[.$O$3]*[.M18]" office:value-type="float" office:value="1884.67374810319">
            <text:p>1884.67</text:p>
          </table:table-cell>
          <table:table-cell table:style-name="ce2" table:formula="of:=[.$N$3]*[.L18]/1013*100" office:value-type="float" office:value="2.60118460019743">
            <text:p>2.60</text:p>
          </table:table-cell>
          <table:table-cell table:style-name="ce2" table:formula="of:=[.N18]/120" office:value-type="float" office:value="1.26666666666667">
            <text:p>1.27</text:p>
          </table:table-cell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office:value-type="float" office:value="584">
            <text:p>584</text:p>
          </table:table-cell>
          <table:table-cell office:value-type="float" office:value="1210">
            <text:p>1210</text:p>
          </table:table-cell>
          <table:table-cell table:style-name="ce2" table:formula="of:=[.$F$3]*[.D19]" office:value-type="float" office:value="1589.1156462585">
            <text:p>1589.12</text:p>
          </table:table-cell>
          <table:table-cell table:style-name="ce2" table:formula="of:=[.$E$3]*[.C19]/1013*100" office:value-type="float" office:value="2.57650542941757">
            <text:p>2.58</text:p>
          </table:table-cell>
          <table:table-cell table:style-name="ce2" table:formula="of:=[.E19]/120" office:value-type="float" office:value="10.0833333333333">
            <text:p>10.08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table:style-name="ce2" table:formula="of:=[.$O$3]*[.M19]" office:value-type="float" office:value="2100.15174506829">
            <text:p>2100.15</text:p>
          </table:table-cell>
          <table:table-cell table:style-name="ce2" table:formula="of:=[.$N$3]*[.L19]/1013*100" office:value-type="float" office:value="2.75419545903258">
            <text:p>2.75</text:p>
          </table:table-cell>
          <table:table-cell table:style-name="ce2" table:formula="of:=[.N19]/120" office:value-type="float" office:value="0.0333333333333333">
            <text:p>0.03</text:p>
          </table:table-cell>
        </table:table-row>
        <table:table-row table:style-name="ro1">
          <table:table-cell table:number-columns-repeated="2"/>
          <table:table-cell office:value-type="float" office:value="950">
            <text:p>950</text:p>
          </table:table-cell>
          <table:table-cell office:value-type="float" office:value="608">
            <text:p>608</text:p>
          </table:table-cell>
          <table:table-cell office:value-type="float" office:value="125">
            <text:p>125</text:p>
          </table:table-cell>
          <table:table-cell table:style-name="ce2" table:formula="of:=[.$F$3]*[.D20]" office:value-type="float" office:value="1654.42176870748">
            <text:p>1654.42</text:p>
          </table:table-cell>
          <table:table-cell table:style-name="ce2" table:formula="of:=[.$E$3]*[.C20]/1013*100" office:value-type="float" office:value="2.71964461994077">
            <text:p>2.72</text:p>
          </table:table-cell>
          <table:table-cell table:style-name="ce2" table:formula="of:=[.E20]/120" office:value-type="float" office:value="1.04166666666667">
            <text:p>1.0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table:style-name="ce2" table:formula="of:=[.$F$3]*[.D21]" office:value-type="float" office:value="2288.43537414966">
            <text:p>2288.44</text:p>
          </table:table-cell>
          <table:table-cell table:style-name="ce2" table:formula="of:=[.$E$3]*[.C21]/1013*100" office:value-type="float" office:value="2.86278381046397">
            <text:p>2.86</text:p>
          </table:table-cell>
          <table:table-cell table:style-name="ce2" table:formula="of:=[.E21]/120" office:value-type="float" office:value="0.025">
            <text:p>0.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6"/>
          <table:table-cell office:value-type="string">
            <text:p>Durchschn</text:p>
          </table:table-cell>
          <table:table-cell table:style-name="ce2" table:formula="of:=SUM([.H5:.H21])/17" office:value-type="float" office:value="398.188235294118">
            <text:p>398.19</text:p>
          </table:table-cell>
          <table:table-cell table:number-columns-repeated="7"/>
          <table:table-cell office:value-type="string">
            <text:p>Durchschn</text:p>
          </table:table-cell>
          <table:table-cell table:style-name="ce2" table:formula="of:=SUM([.Q5:.Q19])/15" office:value-type="float" office:value="344.051666666667">
            <text:p>344.05</text:p>
          </table:table-cell>
        </table:table-row>
        <table:table-row table:style-name="ro1">
          <table:table-cell table:number-columns-repeated="6"/>
          <table:table-cell office:value-type="string">
            <text:p>Fehler</text:p>
          </table:table-cell>
          <table:table-cell table:formula="of:=SQRT(VAR([.H5:.H21]))" office:value-type="float" office:value="229.647984073565">
            <text:p>229.6479840736</text:p>
          </table:table-cell>
          <table:table-cell table:number-columns-repeated="7"/>
          <table:table-cell office:value-type="string">
            <text:p>Fehler</text:p>
          </table:table-cell>
          <table:table-cell table:formula="of:=SQRT(VAR([.Q5:.Q19]))" office:value-type="float" office:value="192.925562615008">
            <text:p>192.9255626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4685">
            <text:p>4685</text:p>
          </table:table-cell>
          <table:table-cell office:value-type="float" office:value="4611">
            <text:p>4611</text:p>
          </table:table-cell>
          <table:table-cell office:value-type="float" office:value="4732">
            <text:p>4732</text:p>
          </table:table-cell>
          <table:table-cell office:value-type="float" office:value="4594">
            <text:p>4594</text:p>
          </table:table-cell>
          <table:table-cell office:value-type="float" office:value="4886">
            <text:p>4886</text:p>
          </table:table-cell>
          <table:table-cell/>
          <table:table-cell table:formula="of:=[.C25]/10" office:value-type="float" office:value="468.5">
            <text:p>468.5</text:p>
          </table:table-cell>
          <table:table-cell table:formula="of:=[.D25]/10" office:value-type="float" office:value="461.1">
            <text:p>461.1</text:p>
          </table:table-cell>
          <table:table-cell table:formula="of:=[.E25]/10" office:value-type="float" office:value="473.2">
            <text:p>473.2</text:p>
          </table:table-cell>
          <table:table-cell table:formula="of:=[.F25]/10" office:value-type="float" office:value="459.4">
            <text:p>459.4</text:p>
          </table:table-cell>
          <table:table-cell table:formula="of:=[.G25]/10" office:value-type="float" office:value="488.6">
            <text:p>488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52">
            <text:p>4652</text:p>
          </table:table-cell>
          <table:table-cell office:value-type="float" office:value="4616">
            <text:p>4616</text:p>
          </table:table-cell>
          <table:table-cell office:value-type="float" office:value="4711">
            <text:p>4711</text:p>
          </table:table-cell>
          <table:table-cell office:value-type="float" office:value="4623">
            <text:p>4623</text:p>
          </table:table-cell>
          <table:table-cell office:value-type="float" office:value="4652">
            <text:p>4652</text:p>
          </table:table-cell>
          <table:table-cell/>
          <table:table-cell table:formula="of:=[.C26]/10" office:value-type="float" office:value="465.2">
            <text:p>465.2</text:p>
          </table:table-cell>
          <table:table-cell table:formula="of:=[.D26]/10" office:value-type="float" office:value="461.6">
            <text:p>461.6</text:p>
          </table:table-cell>
          <table:table-cell table:formula="of:=[.E26]/10" office:value-type="float" office:value="471.1">
            <text:p>471.1</text:p>
          </table:table-cell>
          <table:table-cell table:formula="of:=[.F26]/10" office:value-type="float" office:value="462.3">
            <text:p>462.3</text:p>
          </table:table-cell>
          <table:table-cell table:formula="of:=[.G26]/10" office:value-type="float" office:value="465.2">
            <text:p>46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78">
            <text:p>4578</text:p>
          </table:table-cell>
          <table:table-cell office:value-type="float" office:value="4503">
            <text:p>4503</text:p>
          </table:table-cell>
          <table:table-cell office:value-type="float" office:value="4495">
            <text:p>4495</text:p>
          </table:table-cell>
          <table:table-cell office:value-type="float" office:value="4467">
            <text:p>4467</text:p>
          </table:table-cell>
          <table:table-cell office:value-type="float" office:value="4785">
            <text:p>4785</text:p>
          </table:table-cell>
          <table:table-cell/>
          <table:table-cell table:formula="of:=[.C27]/10" office:value-type="float" office:value="457.8">
            <text:p>457.8</text:p>
          </table:table-cell>
          <table:table-cell table:formula="of:=[.D27]/10" office:value-type="float" office:value="450.3">
            <text:p>450.3</text:p>
          </table:table-cell>
          <table:table-cell table:formula="of:=[.E27]/10" office:value-type="float" office:value="449.5">
            <text:p>449.5</text:p>
          </table:table-cell>
          <table:table-cell table:formula="of:=[.F27]/10" office:value-type="float" office:value="446.7">
            <text:p>446.7</text:p>
          </table:table-cell>
          <table:table-cell table:formula="of:=[.G27]/10" office:value-type="float" office:value="478.5">
            <text:p>478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86">
            <text:p>4986</text:p>
          </table:table-cell>
          <table:table-cell office:value-type="float" office:value="4704">
            <text:p>4704</text:p>
          </table:table-cell>
          <table:table-cell office:value-type="float" office:value="4482">
            <text:p>4482</text:p>
          </table:table-cell>
          <table:table-cell office:value-type="float" office:value="4664">
            <text:p>4664</text:p>
          </table:table-cell>
          <table:table-cell office:value-type="float" office:value="4720">
            <text:p>4720</text:p>
          </table:table-cell>
          <table:table-cell/>
          <table:table-cell table:formula="of:=[.C28]/10" office:value-type="float" office:value="498.6">
            <text:p>498.6</text:p>
          </table:table-cell>
          <table:table-cell table:formula="of:=[.D28]/10" office:value-type="float" office:value="470.4">
            <text:p>470.4</text:p>
          </table:table-cell>
          <table:table-cell table:formula="of:=[.E28]/10" office:value-type="float" office:value="448.2">
            <text:p>448.2</text:p>
          </table:table-cell>
          <table:table-cell table:formula="of:=[.F28]/10" office:value-type="float" office:value="466.4">
            <text:p>466.4</text:p>
          </table:table-cell>
          <table:table-cell table:formula="of:=[.G28]/10" office:value-type="float" office:value="472">
            <text:p>4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29">
            <text:p>4729</text:p>
          </table:table-cell>
          <table:table-cell office:value-type="float" office:value="4882">
            <text:p>4882</text:p>
          </table:table-cell>
          <table:table-cell office:value-type="float" office:value="4702">
            <text:p>4702</text:p>
          </table:table-cell>
          <table:table-cell office:value-type="float" office:value="4759">
            <text:p>4759</text:p>
          </table:table-cell>
          <table:table-cell office:value-type="float" office:value="4563">
            <text:p>4563</text:p>
          </table:table-cell>
          <table:table-cell/>
          <table:table-cell table:formula="of:=[.C29]/10" office:value-type="float" office:value="472.9">
            <text:p>472.9</text:p>
          </table:table-cell>
          <table:table-cell table:formula="of:=[.D29]/10" office:value-type="float" office:value="488.2">
            <text:p>488.2</text:p>
          </table:table-cell>
          <table:table-cell table:formula="of:=[.E29]/10" office:value-type="float" office:value="470.2">
            <text:p>470.2</text:p>
          </table:table-cell>
          <table:table-cell table:formula="of:=[.F29]/10" office:value-type="float" office:value="475.9">
            <text:p>475.9</text:p>
          </table:table-cell>
          <table:table-cell table:formula="of:=[.G29]/10" office:value-type="float" office:value="456.3">
            <text:p>456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18">
            <text:p>4618</text:p>
          </table:table-cell>
          <table:table-cell office:value-type="float" office:value="4649">
            <text:p>4649</text:p>
          </table:table-cell>
          <table:table-cell office:value-type="float" office:value="4740">
            <text:p>4740</text:p>
          </table:table-cell>
          <table:table-cell office:value-type="float" office:value="4376">
            <text:p>4376</text:p>
          </table:table-cell>
          <table:table-cell office:value-type="float" office:value="4523">
            <text:p>4523</text:p>
          </table:table-cell>
          <table:table-cell/>
          <table:table-cell table:formula="of:=[.C30]/10" office:value-type="float" office:value="461.8">
            <text:p>461.8</text:p>
          </table:table-cell>
          <table:table-cell table:formula="of:=[.D30]/10" office:value-type="float" office:value="464.9">
            <text:p>464.9</text:p>
          </table:table-cell>
          <table:table-cell table:formula="of:=[.E30]/10" office:value-type="float" office:value="474">
            <text:p>474</text:p>
          </table:table-cell>
          <table:table-cell table:formula="of:=[.F30]/10" office:value-type="float" office:value="437.6">
            <text:p>437.6</text:p>
          </table:table-cell>
          <table:table-cell table:formula="of:=[.G30]/10" office:value-type="float" office:value="452.3">
            <text:p>452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54">
            <text:p>4854</text:p>
          </table:table-cell>
          <table:table-cell office:value-type="float" office:value="4434">
            <text:p>4434</text:p>
          </table:table-cell>
          <table:table-cell office:value-type="float" office:value="4635">
            <text:p>4635</text:p>
          </table:table-cell>
          <table:table-cell office:value-type="float" office:value="4432">
            <text:p>4432</text:p>
          </table:table-cell>
          <table:table-cell office:value-type="float" office:value="4632">
            <text:p>4632</text:p>
          </table:table-cell>
          <table:table-cell/>
          <table:table-cell table:formula="of:=[.C31]/10" office:value-type="float" office:value="485.4">
            <text:p>485.4</text:p>
          </table:table-cell>
          <table:table-cell table:formula="of:=[.D31]/10" office:value-type="float" office:value="443.4">
            <text:p>443.4</text:p>
          </table:table-cell>
          <table:table-cell table:formula="of:=[.E31]/10" office:value-type="float" office:value="463.5">
            <text:p>463.5</text:p>
          </table:table-cell>
          <table:table-cell table:formula="of:=[.F31]/10" office:value-type="float" office:value="443.2">
            <text:p>443.2</text:p>
          </table:table-cell>
          <table:table-cell table:formula="of:=[.G31]/10" office:value-type="float" office:value="463.2">
            <text:p>463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4">
            <text:p>4744</text:p>
          </table:table-cell>
          <table:table-cell office:value-type="float" office:value="4634">
            <text:p>4634</text:p>
          </table:table-cell>
          <table:table-cell office:value-type="float" office:value="4739">
            <text:p>4739</text:p>
          </table:table-cell>
          <table:table-cell office:value-type="float" office:value="4549">
            <text:p>4549</text:p>
          </table:table-cell>
          <table:table-cell office:value-type="float" office:value="4701">
            <text:p>4701</text:p>
          </table:table-cell>
          <table:table-cell/>
          <table:table-cell table:formula="of:=[.C32]/10" office:value-type="float" office:value="474.4">
            <text:p>474.4</text:p>
          </table:table-cell>
          <table:table-cell table:formula="of:=[.D32]/10" office:value-type="float" office:value="463.4">
            <text:p>463.4</text:p>
          </table:table-cell>
          <table:table-cell table:formula="of:=[.E32]/10" office:value-type="float" office:value="473.9">
            <text:p>473.9</text:p>
          </table:table-cell>
          <table:table-cell table:formula="of:=[.F32]/10" office:value-type="float" office:value="454.9">
            <text:p>454.9</text:p>
          </table:table-cell>
          <table:table-cell table:formula="of:=[.G32]/10" office:value-type="float" office:value="470.1">
            <text:p>47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44">
            <text:p>4544</text:p>
          </table:table-cell>
          <table:table-cell office:value-type="float" office:value="4758">
            <text:p>4758</text:p>
          </table:table-cell>
          <table:table-cell office:value-type="float" office:value="4886">
            <text:p>4886</text:p>
          </table:table-cell>
          <table:table-cell office:value-type="float" office:value="4779">
            <text:p>4779</text:p>
          </table:table-cell>
          <table:table-cell office:value-type="float" office:value="4602">
            <text:p>4602</text:p>
          </table:table-cell>
          <table:table-cell/>
          <table:table-cell table:formula="of:=[.C33]/10" office:value-type="float" office:value="454.4">
            <text:p>454.4</text:p>
          </table:table-cell>
          <table:table-cell table:formula="of:=[.D33]/10" office:value-type="float" office:value="475.8">
            <text:p>475.8</text:p>
          </table:table-cell>
          <table:table-cell table:formula="of:=[.E33]/10" office:value-type="float" office:value="488.6">
            <text:p>488.6</text:p>
          </table:table-cell>
          <table:table-cell table:formula="of:=[.F33]/10" office:value-type="float" office:value="477.9">
            <text:p>477.9</text:p>
          </table:table-cell>
          <table:table-cell table:formula="of:=[.G33]/10" office:value-type="float" office:value="460.2">
            <text:p>46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34">
            <text:p>4734</text:p>
          </table:table-cell>
          <table:table-cell office:value-type="float" office:value="4783">
            <text:p>4783</text:p>
          </table:table-cell>
          <table:table-cell office:value-type="float" office:value="4485">
            <text:p>4485</text:p>
          </table:table-cell>
          <table:table-cell office:value-type="float" office:value="4855">
            <text:p>4855</text:p>
          </table:table-cell>
          <table:table-cell office:value-type="float" office:value="4635">
            <text:p>4635</text:p>
          </table:table-cell>
          <table:table-cell/>
          <table:table-cell table:formula="of:=[.C34]/10" office:value-type="float" office:value="473.4">
            <text:p>473.4</text:p>
          </table:table-cell>
          <table:table-cell table:formula="of:=[.D34]/10" office:value-type="float" office:value="478.3">
            <text:p>478.3</text:p>
          </table:table-cell>
          <table:table-cell table:formula="of:=[.E34]/10" office:value-type="float" office:value="448.5">
            <text:p>448.5</text:p>
          </table:table-cell>
          <table:table-cell table:formula="of:=[.F34]/10" office:value-type="float" office:value="485.5">
            <text:p>485.5</text:p>
          </table:table-cell>
          <table:table-cell table:formula="of:=[.G34]/10" office:value-type="float" office:value="463.5">
            <text:p>46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32">
            <text:p>4732</text:p>
          </table:table-cell>
          <table:table-cell office:value-type="float" office:value="4569">
            <text:p>4569</text:p>
          </table:table-cell>
          <table:table-cell office:value-type="float" office:value="4674">
            <text:p>4674</text:p>
          </table:table-cell>
          <table:table-cell office:value-type="float" office:value="4550">
            <text:p>4550</text:p>
          </table:table-cell>
          <table:table-cell office:value-type="float" office:value="4518">
            <text:p>4518</text:p>
          </table:table-cell>
          <table:table-cell/>
          <table:table-cell table:formula="of:=[.C35]/10" office:value-type="float" office:value="473.2">
            <text:p>473.2</text:p>
          </table:table-cell>
          <table:table-cell table:formula="of:=[.D35]/10" office:value-type="float" office:value="456.9">
            <text:p>456.9</text:p>
          </table:table-cell>
          <table:table-cell table:formula="of:=[.E35]/10" office:value-type="float" office:value="467.4">
            <text:p>467.4</text:p>
          </table:table-cell>
          <table:table-cell table:formula="of:=[.F35]/10" office:value-type="float" office:value="455">
            <text:p>455</text:p>
          </table:table-cell>
          <table:table-cell table:formula="of:=[.G35]/10" office:value-type="float" office:value="451.8">
            <text:p>451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71">
            <text:p>4371</text:p>
          </table:table-cell>
          <table:table-cell office:value-type="float" office:value="4949">
            <text:p>4949</text:p>
          </table:table-cell>
          <table:table-cell office:value-type="float" office:value="4592">
            <text:p>4592</text:p>
          </table:table-cell>
          <table:table-cell office:value-type="float" office:value="4614">
            <text:p>4614</text:p>
          </table:table-cell>
          <table:table-cell office:value-type="float" office:value="4412">
            <text:p>4412</text:p>
          </table:table-cell>
          <table:table-cell/>
          <table:table-cell table:formula="of:=[.C36]/10" office:value-type="float" office:value="437.1">
            <text:p>437.1</text:p>
          </table:table-cell>
          <table:table-cell table:formula="of:=[.D36]/10" office:value-type="float" office:value="494.9">
            <text:p>494.9</text:p>
          </table:table-cell>
          <table:table-cell table:formula="of:=[.E36]/10" office:value-type="float" office:value="459.2">
            <text:p>459.2</text:p>
          </table:table-cell>
          <table:table-cell table:formula="of:=[.F36]/10" office:value-type="float" office:value="461.4">
            <text:p>461.4</text:p>
          </table:table-cell>
          <table:table-cell table:formula="of:=[.G36]/10" office:value-type="float" office:value="441.2">
            <text:p>441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17">
            <text:p>4717</text:p>
          </table:table-cell>
          <table:table-cell office:value-type="float" office:value="4478">
            <text:p>4478</text:p>
          </table:table-cell>
          <table:table-cell office:value-type="float" office:value="4482">
            <text:p>4482</text:p>
          </table:table-cell>
          <table:table-cell office:value-type="float" office:value="4510">
            <text:p>4510</text:p>
          </table:table-cell>
          <table:table-cell office:value-type="float" office:value="4600">
            <text:p>4600</text:p>
          </table:table-cell>
          <table:table-cell/>
          <table:table-cell table:formula="of:=[.C37]/10" office:value-type="float" office:value="471.7">
            <text:p>471.7</text:p>
          </table:table-cell>
          <table:table-cell table:formula="of:=[.D37]/10" office:value-type="float" office:value="447.8">
            <text:p>447.8</text:p>
          </table:table-cell>
          <table:table-cell table:formula="of:=[.E37]/10" office:value-type="float" office:value="448.2">
            <text:p>448.2</text:p>
          </table:table-cell>
          <table:table-cell table:formula="of:=[.F37]/10" office:value-type="float" office:value="451">
            <text:p>451</text:p>
          </table:table-cell>
          <table:table-cell table:formula="of:=[.G37]/10" office:value-type="float" office:value="460">
            <text:p>4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3">
            <text:p>4743</text:p>
          </table:table-cell>
          <table:table-cell office:value-type="float" office:value="4597">
            <text:p>4597</text:p>
          </table:table-cell>
          <table:table-cell office:value-type="float" office:value="4578">
            <text:p>4578</text:p>
          </table:table-cell>
          <table:table-cell office:value-type="float" office:value="4650">
            <text:p>4650</text:p>
          </table:table-cell>
          <table:table-cell office:value-type="float" office:value="4636">
            <text:p>4636</text:p>
          </table:table-cell>
          <table:table-cell/>
          <table:table-cell table:formula="of:=[.C38]/10" office:value-type="float" office:value="474.3">
            <text:p>474.3</text:p>
          </table:table-cell>
          <table:table-cell table:formula="of:=[.D38]/10" office:value-type="float" office:value="459.7">
            <text:p>459.7</text:p>
          </table:table-cell>
          <table:table-cell table:formula="of:=[.E38]/10" office:value-type="float" office:value="457.8">
            <text:p>457.8</text:p>
          </table:table-cell>
          <table:table-cell table:formula="of:=[.F38]/10" office:value-type="float" office:value="465">
            <text:p>465</text:p>
          </table:table-cell>
          <table:table-cell table:formula="of:=[.G38]/10" office:value-type="float" office:value="463.6">
            <text:p>463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75">
            <text:p>4475</text:p>
          </table:table-cell>
          <table:table-cell office:value-type="float" office:value="4779">
            <text:p>4779</text:p>
          </table:table-cell>
          <table:table-cell office:value-type="float" office:value="4718">
            <text:p>4718</text:p>
          </table:table-cell>
          <table:table-cell office:value-type="float" office:value="4609">
            <text:p>4609</text:p>
          </table:table-cell>
          <table:table-cell office:value-type="float" office:value="4614">
            <text:p>4614</text:p>
          </table:table-cell>
          <table:table-cell/>
          <table:table-cell table:formula="of:=[.C39]/10" office:value-type="float" office:value="447.5">
            <text:p>447.5</text:p>
          </table:table-cell>
          <table:table-cell table:formula="of:=[.D39]/10" office:value-type="float" office:value="477.9">
            <text:p>477.9</text:p>
          </table:table-cell>
          <table:table-cell table:formula="of:=[.E39]/10" office:value-type="float" office:value="471.8">
            <text:p>471.8</text:p>
          </table:table-cell>
          <table:table-cell table:formula="of:=[.F39]/10" office:value-type="float" office:value="460.9">
            <text:p>460.9</text:p>
          </table:table-cell>
          <table:table-cell table:formula="of:=[.G39]/10" office:value-type="float" office:value="461.4">
            <text:p>46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63">
            <text:p>4563</text:p>
          </table:table-cell>
          <table:table-cell office:value-type="float" office:value="4694">
            <text:p>4694</text:p>
          </table:table-cell>
          <table:table-cell office:value-type="float" office:value="4751">
            <text:p>4751</text:p>
          </table:table-cell>
          <table:table-cell office:value-type="float" office:value="4550">
            <text:p>4550</text:p>
          </table:table-cell>
          <table:table-cell office:value-type="float" office:value="4591">
            <text:p>4591</text:p>
          </table:table-cell>
          <table:table-cell/>
          <table:table-cell table:formula="of:=[.C40]/10" office:value-type="float" office:value="456.3">
            <text:p>456.3</text:p>
          </table:table-cell>
          <table:table-cell table:formula="of:=[.D40]/10" office:value-type="float" office:value="469.4">
            <text:p>469.4</text:p>
          </table:table-cell>
          <table:table-cell table:formula="of:=[.E40]/10" office:value-type="float" office:value="475.1">
            <text:p>475.1</text:p>
          </table:table-cell>
          <table:table-cell table:formula="of:=[.F40]/10" office:value-type="float" office:value="455">
            <text:p>455</text:p>
          </table:table-cell>
          <table:table-cell table:formula="of:=[.G40]/10" office:value-type="float" office:value="459.1">
            <text:p>45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30">
            <text:p>4330</text:p>
          </table:table-cell>
          <table:table-cell office:value-type="float" office:value="4547">
            <text:p>4547</text:p>
          </table:table-cell>
          <table:table-cell office:value-type="float" office:value="4402">
            <text:p>4402</text:p>
          </table:table-cell>
          <table:table-cell office:value-type="float" office:value="4588">
            <text:p>4588</text:p>
          </table:table-cell>
          <table:table-cell office:value-type="float" office:value="4608">
            <text:p>4608</text:p>
          </table:table-cell>
          <table:table-cell/>
          <table:table-cell table:formula="of:=[.C41]/10" office:value-type="float" office:value="433">
            <text:p>433</text:p>
          </table:table-cell>
          <table:table-cell table:formula="of:=[.D41]/10" office:value-type="float" office:value="454.7">
            <text:p>454.7</text:p>
          </table:table-cell>
          <table:table-cell table:formula="of:=[.E41]/10" office:value-type="float" office:value="440.2">
            <text:p>440.2</text:p>
          </table:table-cell>
          <table:table-cell table:formula="of:=[.F41]/10" office:value-type="float" office:value="458.8">
            <text:p>458.8</text:p>
          </table:table-cell>
          <table:table-cell table:formula="of:=[.G41]/10" office:value-type="float" office:value="460.8">
            <text:p>460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2">
            <text:p>4742</text:p>
          </table:table-cell>
          <table:table-cell office:value-type="float" office:value="4588">
            <text:p>4588</text:p>
          </table:table-cell>
          <table:table-cell office:value-type="float" office:value="4651">
            <text:p>4651</text:p>
          </table:table-cell>
          <table:table-cell office:value-type="float" office:value="4705">
            <text:p>4705</text:p>
          </table:table-cell>
          <table:table-cell office:value-type="float" office:value="4596">
            <text:p>4596</text:p>
          </table:table-cell>
          <table:table-cell/>
          <table:table-cell table:formula="of:=[.C42]/10" office:value-type="float" office:value="474.2">
            <text:p>474.2</text:p>
          </table:table-cell>
          <table:table-cell table:formula="of:=[.D42]/10" office:value-type="float" office:value="458.8">
            <text:p>458.8</text:p>
          </table:table-cell>
          <table:table-cell table:formula="of:=[.E42]/10" office:value-type="float" office:value="465.1">
            <text:p>465.1</text:p>
          </table:table-cell>
          <table:table-cell table:formula="of:=[.F42]/10" office:value-type="float" office:value="470.5">
            <text:p>470.5</text:p>
          </table:table-cell>
          <table:table-cell table:formula="of:=[.G42]/10" office:value-type="float" office:value="459.6">
            <text:p>459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13">
            <text:p>4613</text:p>
          </table:table-cell>
          <table:table-cell office:value-type="float" office:value="4359">
            <text:p>4359</text:p>
          </table:table-cell>
          <table:table-cell office:value-type="float" office:value="4569">
            <text:p>4569</text:p>
          </table:table-cell>
          <table:table-cell office:value-type="float" office:value="4813">
            <text:p>4813</text:p>
          </table:table-cell>
          <table:table-cell office:value-type="float" office:value="4647">
            <text:p>4647</text:p>
          </table:table-cell>
          <table:table-cell/>
          <table:table-cell table:formula="of:=[.C43]/10" office:value-type="float" office:value="461.3">
            <text:p>461.3</text:p>
          </table:table-cell>
          <table:table-cell table:formula="of:=[.D43]/10" office:value-type="float" office:value="435.9">
            <text:p>435.9</text:p>
          </table:table-cell>
          <table:table-cell table:formula="of:=[.E43]/10" office:value-type="float" office:value="456.9">
            <text:p>456.9</text:p>
          </table:table-cell>
          <table:table-cell table:formula="of:=[.F43]/10" office:value-type="float" office:value="481.3">
            <text:p>481.3</text:p>
          </table:table-cell>
          <table:table-cell table:formula="of:=[.G43]/10" office:value-type="float" office:value="464.7">
            <text:p>46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19">
            <text:p>4519</text:p>
          </table:table-cell>
          <table:table-cell office:value-type="float" office:value="4542">
            <text:p>4542</text:p>
          </table:table-cell>
          <table:table-cell office:value-type="float" office:value="4610">
            <text:p>4610</text:p>
          </table:table-cell>
          <table:table-cell office:value-type="float" office:value="4754">
            <text:p>4754</text:p>
          </table:table-cell>
          <table:table-cell office:value-type="float" office:value="4650">
            <text:p>4650</text:p>
          </table:table-cell>
          <table:table-cell/>
          <table:table-cell table:formula="of:=[.C44]/10" office:value-type="float" office:value="451.9">
            <text:p>451.9</text:p>
          </table:table-cell>
          <table:table-cell table:formula="of:=[.D44]/10" office:value-type="float" office:value="454.2">
            <text:p>454.2</text:p>
          </table:table-cell>
          <table:table-cell table:formula="of:=[.E44]/10" office:value-type="float" office:value="461">
            <text:p>461</text:p>
          </table:table-cell>
          <table:table-cell table:formula="of:=[.F44]/10" office:value-type="float" office:value="475.4">
            <text:p>475.4</text:p>
          </table:table-cell>
          <table:table-cell table:formula="of:=[.G44]/10" office:value-type="float" office:value="465">
            <text:p>4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08">
            <text:p>4708</text:p>
          </table:table-cell>
          <table:table-cell office:value-type="float" office:value="4733">
            <text:p>4733</text:p>
          </table:table-cell>
          <table:table-cell office:value-type="float" office:value="4738">
            <text:p>4738</text:p>
          </table:table-cell>
          <table:table-cell office:value-type="float" office:value="4656">
            <text:p>4656</text:p>
          </table:table-cell>
          <table:table-cell office:value-type="float" office:value="4802">
            <text:p>4802</text:p>
          </table:table-cell>
          <table:table-cell/>
          <table:table-cell table:formula="of:=[.C45]/10" office:value-type="float" office:value="470.8">
            <text:p>470.8</text:p>
          </table:table-cell>
          <table:table-cell table:formula="of:=[.D45]/10" office:value-type="float" office:value="473.3">
            <text:p>473.3</text:p>
          </table:table-cell>
          <table:table-cell table:formula="of:=[.E45]/10" office:value-type="float" office:value="473.8">
            <text:p>473.8</text:p>
          </table:table-cell>
          <table:table-cell table:formula="of:=[.F45]/10" office:value-type="float" office:value="465.6">
            <text:p>465.6</text:p>
          </table:table-cell>
          <table:table-cell table:formula="of:=[.G45]/10" office:value-type="float" office:value="480.2">
            <text:p>48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67">
            <text:p>4667</text:p>
          </table:table-cell>
          <table:table-cell office:value-type="float" office:value="4472">
            <text:p>4472</text:p>
          </table:table-cell>
          <table:table-cell office:value-type="float" office:value="4910">
            <text:p>4910</text:p>
          </table:table-cell>
          <table:table-cell office:value-type="float" office:value="4677">
            <text:p>4677</text:p>
          </table:table-cell>
          <table:table-cell office:value-type="float" office:value="4699">
            <text:p>4699</text:p>
          </table:table-cell>
          <table:table-cell/>
          <table:table-cell table:formula="of:=[.C46]/10" office:value-type="float" office:value="466.7">
            <text:p>466.7</text:p>
          </table:table-cell>
          <table:table-cell table:formula="of:=[.D46]/10" office:value-type="float" office:value="447.2">
            <text:p>447.2</text:p>
          </table:table-cell>
          <table:table-cell table:formula="of:=[.E46]/10" office:value-type="float" office:value="491">
            <text:p>491</text:p>
          </table:table-cell>
          <table:table-cell table:formula="of:=[.F46]/10" office:value-type="float" office:value="467.7">
            <text:p>467.7</text:p>
          </table:table-cell>
          <table:table-cell table:formula="of:=[.G46]/10" office:value-type="float" office:value="469.9">
            <text:p>469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78">
            <text:p>4678</text:p>
          </table:table-cell>
          <table:table-cell office:value-type="float" office:value="4669">
            <text:p>4669</text:p>
          </table:table-cell>
          <table:table-cell office:value-type="float" office:value="4804">
            <text:p>4804</text:p>
          </table:table-cell>
          <table:table-cell office:value-type="float" office:value="4733">
            <text:p>4733</text:p>
          </table:table-cell>
          <table:table-cell office:value-type="float" office:value="4711">
            <text:p>4711</text:p>
          </table:table-cell>
          <table:table-cell/>
          <table:table-cell table:formula="of:=[.C47]/10" office:value-type="float" office:value="467.8">
            <text:p>467.8</text:p>
          </table:table-cell>
          <table:table-cell table:formula="of:=[.D47]/10" office:value-type="float" office:value="466.9">
            <text:p>466.9</text:p>
          </table:table-cell>
          <table:table-cell table:formula="of:=[.E47]/10" office:value-type="float" office:value="480.4">
            <text:p>480.4</text:p>
          </table:table-cell>
          <table:table-cell table:formula="of:=[.F47]/10" office:value-type="float" office:value="473.3">
            <text:p>473.3</text:p>
          </table:table-cell>
          <table:table-cell table:formula="of:=[.G47]/10" office:value-type="float" office:value="471.1">
            <text:p>47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3">
            <text:p>4683</text:p>
          </table:table-cell>
          <table:table-cell office:value-type="float" office:value="4654">
            <text:p>4654</text:p>
          </table:table-cell>
          <table:table-cell office:value-type="float" office:value="4636">
            <text:p>4636</text:p>
          </table:table-cell>
          <table:table-cell office:value-type="float" office:value="4525">
            <text:p>4525</text:p>
          </table:table-cell>
          <table:table-cell office:value-type="float" office:value="4697">
            <text:p>4697</text:p>
          </table:table-cell>
          <table:table-cell/>
          <table:table-cell table:formula="of:=[.C48]/10" office:value-type="float" office:value="468.3">
            <text:p>468.3</text:p>
          </table:table-cell>
          <table:table-cell table:formula="of:=[.D48]/10" office:value-type="float" office:value="465.4">
            <text:p>465.4</text:p>
          </table:table-cell>
          <table:table-cell table:formula="of:=[.E48]/10" office:value-type="float" office:value="463.6">
            <text:p>463.6</text:p>
          </table:table-cell>
          <table:table-cell table:formula="of:=[.F48]/10" office:value-type="float" office:value="452.5">
            <text:p>452.5</text:p>
          </table:table-cell>
          <table:table-cell table:formula="of:=[.G48]/10" office:value-type="float" office:value="469.7">
            <text:p>469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67">
            <text:p>4667</text:p>
          </table:table-cell>
          <table:table-cell office:value-type="float" office:value="4770">
            <text:p>4770</text:p>
          </table:table-cell>
          <table:table-cell office:value-type="float" office:value="4616">
            <text:p>4616</text:p>
          </table:table-cell>
          <table:table-cell office:value-type="float" office:value="4482">
            <text:p>4482</text:p>
          </table:table-cell>
          <table:table-cell office:value-type="float" office:value="4587">
            <text:p>4587</text:p>
          </table:table-cell>
          <table:table-cell/>
          <table:table-cell table:formula="of:=[.C49]/10" office:value-type="float" office:value="466.7">
            <text:p>466.7</text:p>
          </table:table-cell>
          <table:table-cell table:formula="of:=[.D49]/10" office:value-type="float" office:value="477">
            <text:p>477</text:p>
          </table:table-cell>
          <table:table-cell table:formula="of:=[.E49]/10" office:value-type="float" office:value="461.6">
            <text:p>461.6</text:p>
          </table:table-cell>
          <table:table-cell table:formula="of:=[.F49]/10" office:value-type="float" office:value="448.2">
            <text:p>448.2</text:p>
          </table:table-cell>
          <table:table-cell table:formula="of:=[.G49]/10" office:value-type="float" office:value="458.7">
            <text:p>45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31">
            <text:p>4631</text:p>
          </table:table-cell>
          <table:table-cell office:value-type="float" office:value="4642">
            <text:p>4642</text:p>
          </table:table-cell>
          <table:table-cell office:value-type="float" office:value="4656">
            <text:p>4656</text:p>
          </table:table-cell>
          <table:table-cell office:value-type="float" office:value="4630">
            <text:p>4630</text:p>
          </table:table-cell>
          <table:table-cell office:value-type="float" office:value="4530">
            <text:p>4530</text:p>
          </table:table-cell>
          <table:table-cell/>
          <table:table-cell table:formula="of:=[.C50]/10" office:value-type="float" office:value="463.1">
            <text:p>463.1</text:p>
          </table:table-cell>
          <table:table-cell table:formula="of:=[.D50]/10" office:value-type="float" office:value="464.2">
            <text:p>464.2</text:p>
          </table:table-cell>
          <table:table-cell table:formula="of:=[.E50]/10" office:value-type="float" office:value="465.6">
            <text:p>465.6</text:p>
          </table:table-cell>
          <table:table-cell table:formula="of:=[.F50]/10" office:value-type="float" office:value="463">
            <text:p>463</text:p>
          </table:table-cell>
          <table:table-cell table:formula="of:=[.G50]/10" office:value-type="float" office:value="453">
            <text:p>4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09">
            <text:p>4709</text:p>
          </table:table-cell>
          <table:table-cell office:value-type="float" office:value="4694">
            <text:p>4694</text:p>
          </table:table-cell>
          <table:table-cell office:value-type="float" office:value="4599">
            <text:p>4599</text:p>
          </table:table-cell>
          <table:table-cell office:value-type="float" office:value="4388">
            <text:p>4388</text:p>
          </table:table-cell>
          <table:table-cell office:value-type="float" office:value="4547">
            <text:p>4547</text:p>
          </table:table-cell>
          <table:table-cell/>
          <table:table-cell table:formula="of:=[.C51]/10" office:value-type="float" office:value="470.9">
            <text:p>470.9</text:p>
          </table:table-cell>
          <table:table-cell table:formula="of:=[.D51]/10" office:value-type="float" office:value="469.4">
            <text:p>469.4</text:p>
          </table:table-cell>
          <table:table-cell table:formula="of:=[.E51]/10" office:value-type="float" office:value="459.9">
            <text:p>459.9</text:p>
          </table:table-cell>
          <table:table-cell table:formula="of:=[.F51]/10" office:value-type="float" office:value="438.8">
            <text:p>438.8</text:p>
          </table:table-cell>
          <table:table-cell table:formula="of:=[.G51]/10" office:value-type="float" office:value="454.7">
            <text:p>45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91">
            <text:p>4691</text:p>
          </table:table-cell>
          <table:table-cell office:value-type="float" office:value="4652">
            <text:p>4652</text:p>
          </table:table-cell>
          <table:table-cell office:value-type="float" office:value="4939">
            <text:p>4939</text:p>
          </table:table-cell>
          <table:table-cell office:value-type="float" office:value="4691">
            <text:p>4691</text:p>
          </table:table-cell>
          <table:table-cell office:value-type="float" office:value="4628">
            <text:p>4628</text:p>
          </table:table-cell>
          <table:table-cell/>
          <table:table-cell table:formula="of:=[.C52]/10" office:value-type="float" office:value="469.1">
            <text:p>469.1</text:p>
          </table:table-cell>
          <table:table-cell table:formula="of:=[.D52]/10" office:value-type="float" office:value="465.2">
            <text:p>465.2</text:p>
          </table:table-cell>
          <table:table-cell table:formula="of:=[.E52]/10" office:value-type="float" office:value="493.9">
            <text:p>493.9</text:p>
          </table:table-cell>
          <table:table-cell table:formula="of:=[.F52]/10" office:value-type="float" office:value="469.1">
            <text:p>469.1</text:p>
          </table:table-cell>
          <table:table-cell table:formula="of:=[.G52]/10" office:value-type="float" office:value="462.8">
            <text:p>462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45">
            <text:p>4645</text:p>
          </table:table-cell>
          <table:table-cell office:value-type="float" office:value="4769">
            <text:p>4769</text:p>
          </table:table-cell>
          <table:table-cell office:value-type="float" office:value="4624">
            <text:p>4624</text:p>
          </table:table-cell>
          <table:table-cell office:value-type="float" office:value="4686">
            <text:p>4686</text:p>
          </table:table-cell>
          <table:table-cell office:value-type="float" office:value="4535">
            <text:p>4535</text:p>
          </table:table-cell>
          <table:table-cell/>
          <table:table-cell table:formula="of:=[.C53]/10" office:value-type="float" office:value="464.5">
            <text:p>464.5</text:p>
          </table:table-cell>
          <table:table-cell table:formula="of:=[.D53]/10" office:value-type="float" office:value="476.9">
            <text:p>476.9</text:p>
          </table:table-cell>
          <table:table-cell table:formula="of:=[.E53]/10" office:value-type="float" office:value="462.4">
            <text:p>462.4</text:p>
          </table:table-cell>
          <table:table-cell table:formula="of:=[.F53]/10" office:value-type="float" office:value="468.6">
            <text:p>468.6</text:p>
          </table:table-cell>
          <table:table-cell table:formula="of:=[.G53]/10" office:value-type="float" office:value="453.5">
            <text:p>45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0">
            <text:p>4680</text:p>
          </table:table-cell>
          <table:table-cell office:value-type="float" office:value="4586">
            <text:p>4586</text:p>
          </table:table-cell>
          <table:table-cell office:value-type="float" office:value="4749">
            <text:p>4749</text:p>
          </table:table-cell>
          <table:table-cell office:value-type="float" office:value="4593">
            <text:p>4593</text:p>
          </table:table-cell>
          <table:table-cell office:value-type="float" office:value="4612">
            <text:p>4612</text:p>
          </table:table-cell>
          <table:table-cell/>
          <table:table-cell table:formula="of:=[.C54]/10" office:value-type="float" office:value="468">
            <text:p>468</text:p>
          </table:table-cell>
          <table:table-cell table:formula="of:=[.D54]/10" office:value-type="float" office:value="458.6">
            <text:p>458.6</text:p>
          </table:table-cell>
          <table:table-cell table:formula="of:=[.E54]/10" office:value-type="float" office:value="474.9">
            <text:p>474.9</text:p>
          </table:table-cell>
          <table:table-cell table:formula="of:=[.F54]/10" office:value-type="float" office:value="459.3">
            <text:p>459.3</text:p>
          </table:table-cell>
          <table:table-cell table:formula="of:=[.G54]/10" office:value-type="float" office:value="461.2">
            <text:p>461.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>
            <text:p>Mittelwert</text:p>
          </table:table-cell>
          <table:table-cell table:formula="of:=SUM([.I25:.M54])/150" office:value-type="float" office:value="464.220666666667">
            <text:p>464.220666666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Varianz</text:p>
          </table:table-cell>
          <table:table-cell table:formula="of:=VAR([.I25:.M54])" office:value-type="float" office:value="144.974536465324">
            <text:p>144.9745364653</text:p>
          </table:table-cell>
          <table:table-cell table:number-columns-repeated="5"/>
        </table:table-row>
        <table:table-row table:style-name="ro1" table:number-rows-repeated="104851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I25:Sheet1.I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9:02:45</meta:creation-date>
    <dc:date>2013-06-21T20:46:26</dc:date>
    <meta:editing-duration>PT22M28S</meta:editing-duration>
    <meta:editing-cycles>2</meta:editing-cycles>
    <meta:generator>LibreOffice/4.0.2.2$Linux_X86_64 LibreOffice_project/400m0$Build-2</meta:generator>
    <meta:document-statistic meta:table-count="1" meta:cell-count="524" meta:object-count="0"/>
  </office:meta>
</office:document-meta>
</file>